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2cm" fo:margin-right="2cm" fo:text-indent="0cm" style:auto-text-indent="false"/>
      <style:text-properties officeooo:rsid="00022a84" officeooo:paragraph-rsid="00022a84"/>
    </style:style>
    <style:style style:name="P2" style:family="paragraph" style:parent-style-name="Standard">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3" style:family="paragraph" style:parent-style-name="Standard">
      <style:paragraph-properties fo:margin-left="2cm" fo:margin-right="2cm" fo:text-indent="0cm" style:auto-text-indent="false"/>
      <style:text-properties officeooo:rsid="00045e6a" officeooo:paragraph-rsid="00045e6a"/>
    </style:style>
    <style:style style:name="P4" style:family="paragraph" style:parent-style-name="Standard">
      <style:paragraph-properties fo:margin-left="2cm" fo:margin-right="2cm" fo:text-indent="0cm" style:auto-text-indent="false"/>
      <style:text-properties officeooo:rsid="00045e6a" officeooo:paragraph-rsid="00045e6a" style:language-asian="ja" style:country-asian="JP"/>
    </style:style>
    <style:style style:name="P5" style:family="paragraph" style:parent-style-name="Standard">
      <style:paragraph-properties fo:margin-left="2cm" fo:margin-right="2cm" fo:text-indent="0cm" style:auto-text-indent="false"/>
      <style:text-properties fo:language="sv" fo:country="SE" officeooo:rsid="00060e0d" officeooo:paragraph-rsid="00060e0d"/>
    </style:style>
    <style:style style:name="P6" style:family="paragraph" style:parent-style-name="Standard">
      <style:paragraph-properties fo:margin-left="2cm" fo:margin-right="2cm" fo:text-indent="0cm" style:auto-text-indent="false"/>
      <style:text-properties fo:language="sv" fo:country="SE" officeooo:rsid="00069658" officeooo:paragraph-rsid="00069658"/>
    </style:style>
    <style:style style:name="P7" style:family="paragraph" style:parent-style-name="Text_20_body">
      <style:paragraph-properties fo:margin-left="2cm" fo:margin-right="2cm" fo:text-indent="0cm" style:auto-text-indent="false"/>
    </style:style>
    <style:style style:name="P8" style:family="paragraph" style:parent-style-name="Text_20_body">
      <style:paragraph-properties fo:margin-left="2cm" fo:margin-right="2cm" fo:text-indent="0cm" style:auto-text-indent="false"/>
      <style:text-properties fo:font-variant="normal" fo:text-transform="none" fo:color="#000000" style:text-line-through-style="none" style:font-name="Times New Roman1" fo:font-size="12pt" fo:letter-spacing="normal" fo:font-style="normal" style:text-underline-style="none" fo:font-weight="normal" officeooo:rsid="00022a84" officeooo:paragraph-rsid="00022a84" style:text-blinking="false"/>
    </style:style>
    <style:style style:name="P9" style:family="paragraph" style:parent-style-name="Title">
      <style:text-properties officeooo:rsid="00022a84" officeooo:paragraph-rsid="00022a84"/>
    </style:style>
    <style:style style:name="P10" style:family="paragraph" style:parent-style-name="Subtitle">
      <style:text-properties officeooo:rsid="00022a84" officeooo:paragraph-rsid="00022a84"/>
    </style:style>
    <style:style style:name="P11" style:family="paragraph" style:parent-style-name="Standard" style:list-style-name="L1">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12" style:family="paragraph" style:parent-style-name="Standard" style:list-style-name="L2">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13" style:family="paragraph" style:parent-style-name="Standard" style:list-style-name="L3">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14" style:family="paragraph" style:parent-style-name="Standard">
      <style:paragraph-properties fo:margin-left="2cm" fo:margin-right="2cm" fo:text-indent="0cm" style:auto-text-indent="false"/>
      <style:text-properties fo:language="sv" fo:country="SE" officeooo:rsid="00045e6a" officeooo:paragraph-rsid="00045e6a" style:language-asian="ja" style:country-asian="JP"/>
    </style:style>
    <style:style style:name="P15" style:family="paragraph" style:parent-style-name="Standard">
      <style:paragraph-properties fo:margin-left="2cm" fo:margin-right="2cm" fo:text-indent="0cm" style:auto-text-indent="false"/>
      <style:text-properties fo:language="sv" fo:country="SE" officeooo:rsid="00060e0d" officeooo:paragraph-rsid="00060e0d"/>
    </style:style>
    <style:style style:name="P16" style:family="paragraph" style:parent-style-name="Standard">
      <style:paragraph-properties fo:margin-left="2cm" fo:margin-right="2cm" fo:text-indent="0cm" style:auto-text-indent="false"/>
      <style:text-properties fo:language="sv" fo:country="SE" officeooo:rsid="0007ac40" officeooo:paragraph-rsid="0007ac40"/>
    </style:style>
    <style:style style:name="P17" style:family="paragraph" style:parent-style-name="Standard">
      <style:paragraph-properties fo:margin-left="2cm" fo:margin-right="2cm" fo:text-indent="0cm" style:auto-text-indent="false"/>
      <style:text-properties fo:language="sv" fo:country="SE" officeooo:rsid="0007ed7a" officeooo:paragraph-rsid="0007ed7a"/>
    </style:style>
    <style:style style:name="P18" style:family="paragraph" style:parent-style-name="Standard">
      <style:paragraph-properties fo:margin-left="2cm" fo:margin-right="2cm" fo:text-indent="0cm" style:auto-text-indent="false"/>
      <style:text-properties fo:language="sv" fo:country="SE" officeooo:rsid="0008a034" officeooo:paragraph-rsid="0008a034"/>
    </style:style>
    <style:style style:name="T1" style:family="text">
      <style:text-properties officeooo:rsid="00031862"/>
    </style:style>
    <style:style style:name="T2" style:family="text">
      <style:text-properties fo:language="sv" fo:country="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365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stspecifikation</text:p>
      <text:p text:style-name="P10">Information om denna</text:p>
      <text:p text:style-name="P8">Testspecifikationen listar helt enkelt de testfall som skall genomföras för att testa ett eller flera krav, samt beskriver allmänt vad som krävs för att genomföra ett olika systemtester. Testfallen kan antingen vara en del av testspecifikationen eller separata dokument i sig.</text:p>
      <text:p text:style-name="P7"/>
      <text:p text:style-name="P2">Testspecifikation bör innehålla:</text:p>
      <text:list xml:id="list4993169072545660517" text:style-name="L1">
        <text:list-item>
          <text:p text:style-name="P11">Allmänna testprocedurer</text:p>
        </text:list-item>
        <text:list-item>
          <text:p text:style-name="P11">Systemtester med refernser till testfall</text:p>
        </text:list-item>
        <text:list-item>
          <text:p text:style-name="P11">Testfall</text:p>
        </text:list-item>
      </text:list>
      <text:p text:style-name="P2"/>
      <text:p text:style-name="P2">Ett testfall bör innehålla:</text:p>
      <text:list xml:id="list4704410982906201019" text:style-name="L2">
        <text:list-item>
          <text:p text:style-name="P12">Referens till vilket eller vilka krav som testas</text:p>
        </text:list-item>
        <text:list-item>
          <text:p text:style-name="P12">Indata specifikation, dvs. Vilken indata som skall användas</text:p>
        </text:list-item>
        <text:list-item>
          <text:p text:style-name="P12">Utdata specifikation, d.v.s. vilken utdatan som förväntas</text:p>
        </text:list-item>
        <text:list-item>
          <text:p text:style-name="P12">Steg för steg beskrivning hur testfallet genomförs (har man ett använd<text:span text:style-name="T1">­</text:span>ningsfall så har man redan detta.)</text:p>
        </text:list-item>
      </text:list>
      <text:p text:style-name="P2">Målet är att en oberoende testare skall kunna genomföra och avgöra om testet lyckats eller inte. Glöm inte heller att testning inte enbart är ett mekanisk arbete, försök att vara kreativa i era testfall och hitta kluriga situationer som ni inte tänkt på.</text:p>
      <text:p text:style-name="P2"/>
      <text:p text:style-name="P2">Några angreppssätt för testning är:</text:p>
      <text:list xml:id="list3974133495770653450" text:style-name="L3">
        <text:list-item>
          <text:p text:style-name="P13">Testfall skrivs med hjälp av kraven, lämplig indata och färväntad utdata specas. Testar så att systemet har den förväntade funktionaliteten. Ofta hittar man även svagheter i kraven när denna typ av testfall skrivs.</text:p>
        </text:list-item>
        <text:list-item>
          <text:p text:style-name="P13">Negativ testning – "olämplig indata" specas och förväntade fel<text:span text:style-name="T1">­</text:span>meddelande specas. Testar det man inte ska kunna göra i systemet. Även detta ger ofta upphov till förbättrade och nya krav (t.ex. Krav för felhantering)</text:p>
        </text:list-item>
        <text:list-item>
          <text:p text:style-name="P13">Automatiserad testning – kod skrivs som testar den kod som finns i systemet automatiskt. Testar att funktionerna i koden fungerar som tänkt. Finns även "robotar" som testar automatiskt via användargränssnittet (t.ex. Selenium).</text:p>
        </text:list-item>
        <text:list-item>
          <text:p text:style-name="P13">Explorativ testning – testaren använder systemet och loggar vad han gör, om något oväntat dykar upp kan sedan ett testfall skapas med hjälp av loggen. Kan också ge en lista med förbättringspunkter och inte bara buggar.</text:p>
        </text:list-item>
        <text:list-item>
          <text:p text:style-name="P13">Stresstestning – systemet testar under extrema förhållanden (t.e.x väldigt mycket data, väldigt många användare, väldigt lite minne etc.) för att se hur systemet reagerar under dessa omständigheter. Avslöjar ofta problem som kan vara svåra att hitta annars.</text:p>
        </text:list-item>
        <text:list-item>
          <text:p text:style-name="P13">Användartestar – slutanvändare får använda systemet för att utföra sina tänkta uppgifter. Problem och kommentarer som uppkommer tas till vara. Kan användas för att utvärdera användarvänlighet eller att jömföra olika tillvåga<text:span text:style-name="T1">­</text:span>gångssätt (A/B-testning). I detta projekt kan användartester göras swå enkelt <text:soft-page-break/>som att låta en eller flera kamrat använda systemet.</text:p>
        </text:list-item>
      </text:list>
      <text:p text:style-name="P1"/>
      <text:p text:style-name="P1">Testning över lag är ett svårt område och det kan alltid finnas buggar i ett system. Ett tecken på att man inte testar bra är att man inte hittar några buggar. Arbeta kontinuerligt med testningen, prioritera testning av riskyfyllda delar och vänta inte med testning till slutet!</text:p>
      <text:p text:style-name="P1"/>
      <text:p text:style-name="P5">Krav 1:</text:p>
      <text:p text:style-name="P6">Bastest</text:p>
      <text:p text:style-name="P5">Var inloggad.</text:p>
      <text:p text:style-name="P5">Gå till [route].</text:p>
      <text:p text:style-name="P5">Fyll I Titeln till något som är giltigt, längd minst 10, max 250.</text:p>
      <text:p text:style-name="P5">Fyll I content till vad posten ska innehålla. </text:p>
      <text:p text:style-name="P5">Fyll I ett categoryname på en kategori som finns.</text:p>
      <text:p text:style-name="P5">Klicka på Post.</text:p>
      <text:p text:style-name="P5">Du kommer nu att redirectas till /c/[categoryname]/p/[postid] där du finner din post.</text:p>
      <text:p text:style-name="P5"/>
      <text:p text:style-name="P5">1</text:p>
      <text:p text:style-name="P6">Negative testing</text:p>
      <text:p text:style-name="P5">Var inloggad.</text:p>
      <text:p text:style-name="P5">Gå till [route].</text:p>
      <text:p text:style-name="P5">Fyll I Titeln till något som är giltigt, längd minst 10, max 250.</text:p>
      <text:p text:style-name="P5">Fyll I content till vad posten ska innehålla. </text:p>
      <text:p text:style-name="P5">Fyll I ett categoryname på en kategori som finns men där du inte får posta.</text:p>
      <text:p text:style-name="P5">Klicka på Post.</text:p>
      <text:p text:style-name="P5">Du kommer se felmeddelandet You are not allowed to post in that category!</text:p>
      <text:p text:style-name="P5">Samt redirectas tillbaka till new post.</text:p>
      <text:p text:style-name="P5"/>
      <text:p text:style-name="P5">1</text:p>
      <text:p text:style-name="P6">Negative testing</text:p>
      <text:p text:style-name="P5">Var inloggad.</text:p>
      <text:p text:style-name="P5">Gå till [route].</text:p>
      <text:p text:style-name="P5">Fyll I titeln till något som är giltigt, längd minst 10, max 250.</text:p>
      <text:p text:style-name="P5">Fyll I contrent till vad posten ska innehålla.</text:p>
      <text:p text:style-name="P5">Fyll I ett categorynaem som inte finns.</text:p>
      <text:p text:style-name="P5">Klicka på Post.</text:p>
      <text:p text:style-name="P5">Du kommer se felmeddelandet The category cant be found samt redirectas tillbaka till new post.</text:p>
      <text:p text:style-name="P5"/>
      <text:p text:style-name="P5">1.3</text:p>
      <text:p text:style-name="P5">Skapa en giltig post.</text:p>
      <text:p text:style-name="P5">På sidan som du redirectas till klicka på knappen Delete.</text:p>
      <text:p text:style-name="P5">Du kommer se meddelandet The post was deleted. Samt redirectas till CategoryView där du kommer se kategorin som posten befann sig I.</text:p>
      <text:p text:style-name="P5"/>
      <text:p text:style-name="P5"/>
      <text:p text:style-name="P16">Krav 2:</text:p>
      <text:p text:style-name="P16">Gå till [route] och fyll I ett collectionname som är giltigt.</text:p>
      <text:p text:style-name="P16"><text:soft-page-break/>Klicka på Create collection.</text:p>
      <text:p text:style-name="P16">Du kommer nu att redirectas till den nya collection och ett flash meddelande kommer visas att collectionen skapades.</text:p>
      <text:p text:style-name="P16"/>
      <text:p text:style-name="P16">Negative 2:</text:p>
      <text:p text:style-name="P16">Gå till [route] och fyll I ett collectioname som inte är giltigt. </text:p>
      <text:p text:style-name="P16"/>
      <text:p text:style-name="P16">2.1</text:p>
      <text:p text:style-name="P16">Gå till posten som ska länkas till collectionen.</text:p>
      <text:p text:style-name="P16">Kopiera URLen till denna och gå sedan till collectionen som länken ska läggas till i.</text:p>
      <text:p text:style-name="P16">Klicka på add link to collection. Länken kommer nu läggas till.</text:p>
      <text:p text:style-name="P16"/>
      <text:p text:style-name="P16">2.1</text:p>
      <text:p text:style-name="P16">Gå till posten som ska länkas till collectionen.</text:p>
      <text:p text:style-name="P16">Välj collectionen I dropdownlistan och klicka på add to collection.</text:p>
      <text:p text:style-name="P16">Du kommer redirectas till collectionen och länken har lagts till I collectionen.</text:p>
      <text:p text:style-name="P16">TODO: Kolla så att den kontrollerar att collectionen finns och att korrekta felmeddelanden visas om den inte finns.</text:p>
      <text:p text:style-name="P16"/>
      <text:p text:style-name="P16">2.2</text:p>
      <text:p text:style-name="P16">Ej relevant.</text:p>
      <text:p text:style-name="P16"/>
      <text:p text:style-name="P16">2.3</text:p>
      <text:p text:style-name="P16">Klicka på delete och sedan confirm.</text:p>
      <text:p text:style-name="P16">Collectionen kommer att tas bort och du redirectas till /collections/</text:p>
      <text:p text:style-name="P16"/>
      <text:p text:style-name="P16">Krav 3:</text:p>
      <text:p text:style-name="P17">Gå till [route] och fyll I ett category name samt category title som båda är korrekta.</text:p>
      <text:p text:style-name="P17">Klicka på [knapp].</text:p>
      <text:p text:style-name="P17">Du kommer nu redirectas till det skapade cateogryn och få ett flashmeddelande som säger att categoryn skapades.</text:p>
      <text:p text:style-name="P17"/>
      <text:p text:style-name="P16">Negative 3:</text:p>
      <text:p text:style-name="P17">Gå till [route] och fyll I ett categoryname som inte är korrekt.</text:p>
      <text:p text:style-name="P17">Klicka på [knapp].</text:p>
      <text:p text:style-name="P17">Textrutan kommer bli röd och ett felmeddelande visas.</text:p>
      <text:p text:style-name="P17"/>
      <text:p text:style-name="P17">Gå till [route] och fyll I en categorytitle som inte är korrekt.</text:p>
      <text:p text:style-name="P17">Klicka på [knapp].</text:p>
      <text:p text:style-name="P17">Textrutna kommer bli röd och ett felmeddelande visas.</text:p>
      <text:p text:style-name="P17"/>
      <text:p text:style-name="P17">Gå till [route] och fyll I en categorytitle samt categoryname som inte är korrekt.</text:p>
      <text:p text:style-name="P17">Klicka på [knapp].</text:p>
      <text:p text:style-name="P17">Båda textrutorna kommer bli röda och felmeddelanden visas.</text:p>
      <text:p text:style-name="P17"/>
      <text:p text:style-name="P16">3.1</text:p>
      <text:p text:style-name="P17">Det går inte att binda en post ill en category.</text:p>
      <text:p text:style-name="P17"><text:soft-page-break/></text:p>
      <text:p text:style-name="P16">3.2</text:p>
      <text:p text:style-name="P16">3.3</text:p>
      <text:p text:style-name="P17">Logga in på en användare som är moderator I en category.</text:p>
      <text:p text:style-name="P17">Nu kommer du kunna redigera status på posts från normal till deleted.</text:p>
      <text:p text:style-name="P18">TODO: ändra tillbaka till normal status på post.</text:p>
      <text:p text:style-name="P17"/>
      <text:p text:style-name="P17">3.4</text:p>
      <text:p text:style-name="P17">Gå till [route] och skapa post så som I krav 1.</text:p>
      <text:p text:style-name="P16"/>
      <text:p text:style-name="P16">Krav 4:</text:p>
      <text:p text:style-name="P16">Negative 4:</text:p>
      <text:p text:style-name="P16">4.1</text:p>
      <text:p text:style-name="P16">4.2</text:p>
      <text:p text:style-name="P16">4.3</text:p>
      <text:p text:style-name="P5"/>
      <text:p text:style-name="P1"/>
      <text:p text:style-name="P3">Krav 5:</text:p>
      <text:p text:style-name="P3">Gå till [route] och fyll i ett användarnamn som inte redan finns. </text:p>
      <text:p text:style-name="P3">Fyll i en email-address som ser ut som en korrekt email och som inte redan finns.</text:p>
      <text:p text:style-name="P3">Fyll i ett lösen ord och fyll i samma i nästa ruta.</text:p>
      <text:p text:style-name="P3">Klicka på Register.</text:p>
      <text:p text:style-name="P3">Du ska nu få upp flash-meddelandet Thanks for registering! Now you can login and start using the site. Medan du redirectas till huvudsidan.</text:p>
      <text:p text:style-name="P3"/>
      <text:p text:style-name="P3">5.4</text:p>
      <text:p text:style-name="P3">Gå till [route] och fyll i ett användarnamn som redan finns.</text:p>
      <text:p text:style-name="P3">Fyll i en email-address som ser ut som en korrekt email och som inte redan finns.</text:p>
      <text:p text:style-name="P3">Fyll i ett lösen ord och fyll i samma i nästa ruta.</text:p>
      <text:p text:style-name="P3">Klicka på Register.</text:p>
      <text:p text:style-name="P3">Du ska nu få upp flash-meddelandena The username already exists medan du redirectas till Registrerings sidan igen.</text:p>
      <text:p text:style-name="P3"/>
      <text:p text:style-name="P3">5.5</text:p>
      <text:p text:style-name="P3">Gå till [route] och fyll i ett användarnamn som inte readn finns</text:p>
      <text:p text:style-name="P3">Fyll i en email-address som redan finns.</text:p>
      <text:p text:style-name="P3">Fyll i ett lösenord och fyll i samm i nästa ruta.</text:p>
      <text:p text:style-name="P3">Klicka på Register.</text:p>
      <text:p text:style-name="P3">Du ska nu få upp flash-meddelandet The email already exists medan du redirects till Registerings sidan igen.</text:p>
      <text:p text:style-name="P3"/>
      <text:p text:style-name="P3">5.4 och 5.5</text:p>
      <text:p text:style-name="P3">Gå till [route] och fyll i ett användarnamn som redan finns.</text:p>
      <text:p text:style-name="P3">Fyll i en email-address som redan finns.</text:p>
      <text:p text:style-name="P3">Fyll i ett lösenord och fyll i samma i nästa ruta.</text:p>
      <text:p text:style-name="P3">Klicka på Register.</text:p>
      <text:p text:style-name="P3">Du ska nu få upp flash-meddelandet The username already exists och The email <text:soft-page-break/>already exists medan du redirectas till Registrerings sidan igen.</text:p>
      <text:p text:style-name="P3"/>
      <text:p text:style-name="P3">5.2</text:p>
      <text:p text:style-name="P3">Gå till [route] och fyll i ett användarnamn som finns.</text:p>
      <text:p text:style-name="P3">Fyll i motsvarande lösenord.</text:p>
      <text:p text:style-name="P4">Klicka p<text:span text:style-name="T2">å Login.</text:span></text:p>
      <text:p text:style-name="P14">Du ska nu få upp meddelandet Logged in successfully och redirectas till huvudsidan.</text:p>
      <text:p text:style-name="P14">Nu har framsidan förändrats från föregående.</text:p>
      <text:p text:style-name="P14">5.2</text:p>
      <text:p text:style-name="P14">Gå till [route] och full I ett användarnamn som inte finns.</text:p>
      <text:p text:style-name="P14">Fyll I ett lösenord.</text:p>
      <text:p text:style-name="P14">Klicka på Login.</text:p>
      <text:p text:style-name="P14">Du ska nu få upp meddelandet The login failed, check the username and password and try again samt redirectas till Loginsidan igen.</text:p>
      <text:p text:style-name="P14"/>
      <text:p text:style-name="P14">5.3</text:p>
      <text:p text:style-name="P14">Logga in via [route].</text:p>
      <text:p text:style-name="P14">Gå till [route].</text:p>
      <text:p text:style-name="P14">Du ska nu få upp meddelandet You were logged out och redirectas till huvudsidan.</text:p>
      <text:p text:style-name="P14">Huvudsidan har nu ändrats tillbaka till den vanliga.</text:p>
      <text:p text:style-name="P14"/>
      <text:p text:style-name="P1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3H32M45S</meta:editing-duration>
    <meta:editing-cycles>10</meta:editing-cycles>
    <meta:generator>LibreOffice/4.2.0.4$Windows_x86 LibreOffice_project/05dceb5d363845f2cf968344d7adab8dcfb2ba71</meta:generator>
    <dc:date>2014-05-28T01:07:21.172000000</dc:date>
    <meta:document-statistic meta:table-count="0" meta:image-count="0" meta:object-count="0" meta:page-count="5" meta:paragraph-count="141" meta:word-count="1303" meta:character-count="7779" meta:non-whitespace-character-count="6621"/>
    <meta:user-defined meta:name="Info 1"/>
    <meta:user-defined meta:name="Info 2"/>
    <meta:user-defined meta:name="Info 3"/>
    <meta:user-defined meta:name="Info 4"/>
  </office:meta>
</office:document-meta>
</file>